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ing a database steps</text:p>
      <text:list xml:id="list143369935433683351" text:style-name="L1">
        <text:list-item>
          <text:p text:style-name="P1">Create database</text:p>
        </text:list-item>
        <text:list-item>
          <text:p text:style-name="P1">Name DB</text:p>
        </text:list-item>
        <text:list-item>
          <text:p text:style-name="P1">How much resources</text:p>
        </text:list-item>
        <text:list-item>
          <text:p text:style-name="P1">Choose basic</text:p>
        </text:list-item>
        <text:list-item>
          <text:p text:style-name="P1">Slide to the lowest</text:p>
        </text:list-item>
      </text:list>
      <text:p text:style-name="Standard"/>
      <text:p text:style-name="Standard"/>
      <text:p text:style-name="Standard">Migrations</text:p>
      <text:p text:style-name="Standard">How to interact with databases using C# with Azure</text:p>
      <text:p text:style-name="Standard"/>
      <text:p text:style-name="Standard">relational DB – we don't have objects, reference types, collections, emthods, inheritiance</text:p>
      <text:p text:style-name="Standard"/>
      <text:p text:style-name="Standard">We do have tables – each one will have adifferennt set of:</text:p>
      <text:list xml:id="list3939608640174850670" text:style-name="L2">
        <text:list-item>
          <text:p text:style-name="P2">each column, each column will be one picece of data about the type of thing this table contains.</text:p>
        </text:list-item>
        <text:list-item>
          <text:p text:style-name="P2">Columns have data types(SQL Severs ones, not the same as C#</text:p>
        </text:list-item>
        <text:list-item>
          <text:p text:style-name="P2">rows- each one will represent one instance of the type of thing this table contains</text:p>
        </text:list-item>
        <text:list-item>
          <text:p text:style-name="P2">We need a way to ID a particular rwo uniquely</text:p>
        </text:list-item>
        <text:list-item>
          <text:p text:style-name="P2">(so that we can reference it in other table)</text:p>
        </text:list-item>
        <text:list-item>
          <text:p text:style-name="P2">The DB desinger gets to pick exactly what kind of column wil ID that row</text:p>
        </text:list-item>
        <text:list-item>
          <text:p text:style-name="P2">the chooses one column to be the “primary key” each row's value for that column must be unique with that collumn for example, the interger ID we've been using</text:p>
        </text:list-item>
        <text:list-item>
          <text:p text:style-name="P2">It's also passible to have 2 columns togetheer being a primary key e.g (city, State) this kind is a composite key”</text:p>
        </text:list-item>
      </text:list>
      <text:p text:style-name="Standard"/>
      <text:list xml:id="list5540732483699978029" text:style-name="L3">
        <text:list-item>
          <text:p text:style-name="P3">We need a way to connect one row to another row to estable a relationship between different types of data. That way is called a foreign key column</text:p>
        </text:list-item>
        <text:list-item>
          <text:p text:style-name="P3">if THIS row is connected to THAT row's data, THIS row's data is connected to THAT row's data</text:p>
        </text:list-item>
        <text:list-item>
          <text:p text:style-name="P3">in C#, the person just contains an address property/ID.</text:p>
        </text:list-item>
        <text:list-item>
          <text:p text:style-name="P3">In sql the person table will have a column which holds and address's ID</text:p>
        </text:list-item>
        <text:list-item>
          <text:p text:style-name="P3">that column is called a foreign key</text:p>
        </text:list-item>
        <text:list-item>
          <text:p text:style-name="P3">referitiontal integriry – this means that, every foreign key value shold reflect a valid, real priamry key avlue in the other table</text:p>
        </text:list-item>
        <text:list-item>
          <text:p text:style-name="P3">SQL server will throw an error before it'll let you break this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yler Claypool</meta:initial-creator>
    <meta:creation-date>2020-03-18T11:37:17.25</meta:creation-date>
    <meta:document-statistic meta:table-count="0" meta:image-count="0" meta:object-count="0" meta:page-count="1" meta:paragraph-count="25" meta:word-count="309" meta:character-count="1592"/>
    <dc:date>2020-03-18T22:32:00</dc:date>
    <dc:creator>Tyler Claypool</dc:creator>
    <meta:editing-duration>PT6H27M45S</meta:editing-duration>
    <meta:editing-cycles>1</meta:editing-cycles>
    <meta:generator>OpenOffice/4.1.7$Win32 OpenOffice.org_project/417m1$Build-9800</meta:generator>
  </office:meta>
</office:document-meta>
</file>